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99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253.7mm" svg:height="171.06mm" svg:x="167.83mm" svg:y="5.58mm">
            <loext:p draw:notify-on-update-of-ranges="Sheet1.C2:Sheet1.C40 Sheet1.D2:Sheet1.D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1.67mm" svg:height="172.12mm" svg:x="178.43mm" svg:y="187.53mm">
            <loext:p draw:notify-on-update-of-ranges="Sheet1.C2:Sheet1.C40 Sheet1.E2:Sheet1.E4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64002250" calcext:value-type="float">
            <text:p>64002250</text:p>
          </table:table-cell>
          <table:table-cell table:style-name="ce1" office:value-type="float" office:value="43.676721371318" calcext:value-type="float">
            <text:p>43,68</text:p>
          </table:table-cell>
          <table:table-cell table:style-name="ce2" table:formula="of:=(1000000*[.D2])/[.C2]" office:value-type="float" office:value="0.682424779930674" calcext:value-type="float">
            <text:p>0,68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table:style-name="ce1" office:value-type="string" calcext:value-type="string">
            <text:p>Word_dd,rule</text:p>
          </table:table-cell>
          <table:table-cell table:style-name="ce1" office:value-type="float" office:value="49232500" calcext:value-type="float">
            <text:p>49232500</text:p>
          </table:table-cell>
          <table:table-cell table:style-name="ce1" office:value-type="float" office:value="28.6644480848677" calcext:value-type="float">
            <text:p>28,66</text:p>
          </table:table-cell>
          <table:table-cell table:style-name="ce2" table:formula="of:=(1000000*[.D3])/[.C3]" office:value-type="float" office:value="0.582226132836393" calcext:value-type="float">
            <text:p>0,58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33970425" calcext:value-type="float">
            <text:p>33970425</text:p>
          </table:table-cell>
          <table:table-cell table:style-name="ce1" office:value-type="float" office:value="24.6509182840751" calcext:value-type="float">
            <text:p>24,65</text:p>
          </table:table-cell>
          <table:table-cell table:style-name="ce2" table:formula="of:=(1000000*[.D4])/[.C4]" office:value-type="float" office:value="0.725658224295843" calcext:value-type="float">
            <text:p>0,73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table:style-name="ce1" office:value-type="string" calcext:value-type="string">
            <text:p>Word_ddd,rule</text:p>
          </table:table-cell>
          <table:table-cell table:style-name="ce1" office:value-type="float" office:value="492325000" calcext:value-type="float">
            <text:p>492325000</text:p>
          </table:table-cell>
          <table:table-cell table:style-name="ce1" office:value-type="float" office:value="16.374260853776" calcext:value-type="float">
            <text:p>16,37</text:p>
          </table:table-cell>
          <table:table-cell table:formula="of:=(1000000*[.D5])/[.C5]" office:value-type="float" office:value="0.0332590480958229" calcext:value-type="float">
            <text:p>0,03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33970425" calcext:value-type="float">
            <text:p>33970425</text:p>
          </table:table-cell>
          <table:table-cell table:style-name="ce1" office:value-type="float" office:value="8.87640617463922" calcext:value-type="float">
            <text:p>8,88</text:p>
          </table:table-cell>
          <table:table-cell table:style-name="ce2" table:formula="of:=(1000000*[.D6])/[.C6]" office:value-type="float" office:value="0.261298060728979" calcext:value-type="float">
            <text:p>0,26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table:style-name="ce1" office:value-type="string" calcext:value-type="string">
            <text:p>word_dd,rule</text:p>
          </table:table-cell>
          <table:table-cell table:style-name="ce1" office:value-type="float" office:value="49232500" calcext:value-type="float">
            <text:p>49232500</text:p>
          </table:table-cell>
          <table:table-cell table:style-name="ce1" office:value-type="float" office:value="8.59889777103937" calcext:value-type="float">
            <text:p>8,6</text:p>
          </table:table-cell>
          <table:table-cell table:style-name="ce2" table:formula="of:=(1000000*[.D7])/[.C7]" office:value-type="float" office:value="0.174658970619801" calcext:value-type="float">
            <text:p>0,17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64002250" calcext:value-type="float">
            <text:p>64002250</text:p>
          </table:table-cell>
          <table:table-cell table:style-name="ce1" office:value-type="float" office:value="8.43610858202551" calcext:value-type="float">
            <text:p>8,44</text:p>
          </table:table-cell>
          <table:table-cell table:formula="of:=(1000000*[.D8])/[.C8]" office:value-type="float" office:value="0.131809562664211" calcext:value-type="float">
            <text:p>0,13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office:value-type="string" calcext:value-type="string">
            <text:p>Word_dddd,rule</text:p>
          </table:table-cell>
          <table:table-cell office:value-type="float" office:value="4923250000" calcext:value-type="float">
            <text:p>4923250000</text:p>
          </table:table-cell>
          <table:table-cell office:value-type="float" office:value="8.08090831948308" calcext:value-type="float">
            <text:p>8,08</text:p>
          </table:table-cell>
          <table:table-cell table:formula="of:=(1000000*[.D9])/[.C9]" office:value-type="float" office:value="0.00164137679774196" calcext:value-type="float">
            <text:p>0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office:value-type="string" calcext:value-type="string">
            <text:p>Word_mon_dd,rule</text:p>
          </table:table-cell>
          <table:table-cell office:value-type="float" office:value="640514825" calcext:value-type="float">
            <text:p>640514825</text:p>
          </table:table-cell>
          <table:table-cell office:value-type="float" office:value="8.08090831948308" calcext:value-type="float">
            <text:p>8,08</text:p>
          </table:table-cell>
          <table:table-cell table:formula="of:=(1000000*[.D10])/[.C10]" office:value-type="float" office:value="0.0126162705437506" calcext:value-type="float">
            <text:p>0,01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office:value-type="string" calcext:value-type="string">
            <text:p>Word_day_mon,rule</text:p>
          </table:table-cell>
          <table:table-cell office:value-type="float" office:value="205791850" calcext:value-type="float">
            <text:p>205791850</text:p>
          </table:table-cell>
          <table:table-cell office:value-type="float" office:value="7.31503234884166" calcext:value-type="float">
            <text:p>7,32</text:p>
          </table:table-cell>
          <table:table-cell table:formula="of:=(1000000*[.D11])/[.C11]" office:value-type="float" office:value="0.0355457825411534" calcext:value-type="float">
            <text:p>0,04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office:value-type="string" calcext:value-type="string">
            <text:p>word_ddd_sc,rule</text:p>
          </table:table-cell>
          <table:table-cell office:value-type="float" office:value="3446767325" calcext:value-type="float">
            <text:p>3446767325</text:p>
          </table:table-cell>
          <table:table-cell office:value-type="float" office:value="6.75449423224973" calcext:value-type="float">
            <text:p>6,75</text:p>
          </table:table-cell>
          <table:table-cell table:formula="of:=(1000000*[.D12])/[.C12]" office:value-type="float" office:value="0.00195966063135687" calcext:value-type="float">
            <text:p>0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office:value-type="string" calcext:value-type="string">
            <text:p>Word_dd_sc,rule</text:p>
          </table:table-cell>
          <table:table-cell office:value-type="float" office:value="345119825" calcext:value-type="float">
            <text:p>345119825</text:p>
          </table:table-cell>
          <table:table-cell office:value-type="float" office:value="6.75449423224973" calcext:value-type="float">
            <text:p>6,75</text:p>
          </table:table-cell>
          <table:table-cell table:formula="of:=(1000000*[.D13])/[.C13]" office:value-type="float" office:value="0.0195714466193002" calcext:value-type="float">
            <text:p>0,02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office:value-type="string" calcext:value-type="string">
            <text:p>word_sc_dd,rule</text:p>
          </table:table-cell>
          <table:table-cell office:value-type="float" office:value="295395000" calcext:value-type="float">
            <text:p>295395000</text:p>
          </table:table-cell>
          <table:table-cell office:value-type="float" office:value="6.75449423224973" calcext:value-type="float">
            <text:p>6,75</text:p>
          </table:table-cell>
          <table:table-cell table:formula="of:=(1000000*[.D14])/[.C14]" office:value-type="float" office:value="0.0228659734668824" calcext:value-type="float">
            <text:p>0,02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office:value-type="string" calcext:value-type="string">
            <text:p>sc_word_d,rule</text:p>
          </table:table-cell>
          <table:table-cell office:value-type="float" office:value="19693000" calcext:value-type="float">
            <text:p>19693000</text:p>
          </table:table-cell>
          <table:table-cell office:value-type="float" office:value="6.43850459745545" calcext:value-type="float">
            <text:p>6,44</text:p>
          </table:table-cell>
          <table:table-cell table:style-name="ce2" table:formula="of:=(1000000*[.D15])/[.C15]" office:value-type="float" office:value="0.326943817470952" calcext:value-type="float">
            <text:p>0,33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office:value-type="string" calcext:value-type="string">
            <text:p>word_dddd,rule</text:p>
          </table:table-cell>
          <table:table-cell office:value-type="float" office:value="4923250000" calcext:value-type="float">
            <text:p>4923250000</text:p>
          </table:table-cell>
          <table:table-cell office:value-type="float" office:value="6.07371559167958" calcext:value-type="float">
            <text:p>6,07</text:p>
          </table:table-cell>
          <table:table-cell table:formula="of:=(1000000*[.D16])/[.C16]" office:value-type="float" office:value="0.00123368010799362" calcext:value-type="float">
            <text:p>0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office:value-type="string" calcext:value-type="string">
            <text:p>word_mon_dd,rule</text:p>
          </table:table-cell>
          <table:table-cell office:value-type="float" office:value="640514825" calcext:value-type="float">
            <text:p>640514825</text:p>
          </table:table-cell>
          <table:table-cell office:value-type="float" office:value="6.07371559167958" calcext:value-type="float">
            <text:p>6,07</text:p>
          </table:table-cell>
          <table:table-cell table:formula="of:=(1000000*[.D17])/[.C17]" office:value-type="float" office:value="0.00948255271324841" calcext:value-type="float">
            <text:p>0,01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office:value-type="string" calcext:value-type="string">
            <text:p>dd_Word,rule</text:p>
          </table:table-cell>
          <table:table-cell office:value-type="float" office:value="49232500" calcext:value-type="float">
            <text:p>49232500</text:p>
          </table:table-cell>
          <table:table-cell office:value-type="float" office:value="6.07371559167958" calcext:value-type="float">
            <text:p>6,07</text:p>
          </table:table-cell>
          <table:table-cell table:formula="of:=(1000000*[.D18])/[.C18]" office:value-type="float" office:value="0.123368010799362" calcext:value-type="float">
            <text:p>0,12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office:value-type="string" calcext:value-type="string">
            <text:p>word_day_mon,rule</text:p>
          </table:table-cell>
          <table:table-cell office:value-type="float" office:value="205791850" calcext:value-type="float">
            <text:p>205791850</text:p>
          </table:table-cell>
          <table:table-cell office:value-type="float" office:value="5.70558854861622" calcext:value-type="float">
            <text:p>5,71</text:p>
          </table:table-cell>
          <table:table-cell table:formula="of:=(1000000*[.D19])/[.C19]" office:value-type="float" office:value="0.0277250461989443" calcext:value-type="float">
            <text:p>0,03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office:value-type="string" calcext:value-type="string">
            <text:p>sc_Word_year,rule</text:p>
          </table:table-cell>
          <table:table-cell office:value-type="float" office:value="256009000" calcext:value-type="float">
            <text:p>256009000</text:p>
          </table:table-cell>
          <table:table-cell office:value-type="float" office:value="5.35038828607379" calcext:value-type="float">
            <text:p>5,35</text:p>
          </table:table-cell>
          <table:table-cell table:formula="of:=(1000000*[.D20])/[.C20]" office:value-type="float" office:value="0.02089921950429" calcext:value-type="float">
            <text:p>0,02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office:value-type="string" calcext:value-type="string">
            <text:p>Word_ddd_sc,rule</text:p>
          </table:table-cell>
          <table:table-cell office:value-type="float" office:value="3446767325" calcext:value-type="float">
            <text:p>3446767325</text:p>
          </table:table-cell>
          <table:table-cell office:value-type="float" office:value="5.30783962103815" calcext:value-type="float">
            <text:p>5,31</text:p>
          </table:table-cell>
          <table:table-cell table:formula="of:=(1000000*[.D21])/[.C21]" office:value-type="float" office:value="0.00153994717964844" calcext:value-type="float">
            <text:p>0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office:value-type="string" calcext:value-type="string">
            <text:p>word_sc_year,rule</text:p>
          </table:table-cell>
          <table:table-cell office:value-type="float" office:value="236808325" calcext:value-type="float">
            <text:p>236808325</text:p>
          </table:table-cell>
          <table:table-cell office:value-type="float" office:value="5.30783962103815" calcext:value-type="float">
            <text:p>5,31</text:p>
          </table:table-cell>
          <table:table-cell table:formula="of:=(1000000*[.D22])/[.C22]" office:value-type="float" office:value="0.0224140752696855" calcext:value-type="float">
            <text:p>0,02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office:value-type="string" calcext:value-type="string">
            <text:p>Word_sc_year,rule</text:p>
          </table:table-cell>
          <table:table-cell office:value-type="float" office:value="236808325" calcext:value-type="float">
            <text:p>236808325</text:p>
          </table:table-cell>
          <table:table-cell office:value-type="float" office:value="5.1450504320243" calcext:value-type="float">
            <text:p>5,15</text:p>
          </table:table-cell>
          <table:table-cell table:formula="of:=(1000000*[.D23])/[.C23]" office:value-type="float" office:value="0.021726645091655" calcext:value-type="float">
            <text:p>0,02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office:value-type="string" calcext:value-type="string">
            <text:p>1-0_Word,rule</text:p>
          </table:table-cell>
          <table:table-cell office:value-type="float" office:value="4923250" calcext:value-type="float">
            <text:p>4923250</text:p>
          </table:table-cell>
          <table:table-cell office:value-type="float" office:value="4.98226124301044" calcext:value-type="float">
            <text:p>4,98</text:p>
          </table:table-cell>
          <table:table-cell table:style-name="ce2" table:formula="of:=(1000000*[.D24])/[.C24]" office:value-type="float" office:value="1.01198623734534" calcext:value-type="float">
            <text:p>1,01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office:value-type="string" calcext:value-type="string">
            <text:p>word_day_mon_sc,rule</text:p>
          </table:table-cell>
          <table:table-cell office:value-type="float" office:value="1231797150" calcext:value-type="float">
            <text:p>1231797150</text:p>
          </table:table-cell>
          <table:table-cell office:value-type="float" office:value="4.58451231543237" calcext:value-type="float">
            <text:p>4,58</text:p>
          </table:table-cell>
          <table:table-cell table:formula="of:=(1000000*[.D25])/[.C25]" office:value-type="float" office:value="0.00372180786051694" calcext:value-type="float">
            <text:p>0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office:value-type="string" calcext:value-type="string">
            <text:p>word_dd_sc,rule</text:p>
          </table:table-cell>
          <table:table-cell office:value-type="float" office:value="345119825" calcext:value-type="float">
            <text:p>345119825</text:p>
          </table:table-cell>
          <table:table-cell office:value-type="float" office:value="4.58451231543237" calcext:value-type="float">
            <text:p>4,58</text:p>
          </table:table-cell>
          <table:table-cell table:formula="of:=(1000000*[.D26])/[.C26]" office:value-type="float" office:value="0.0132838277703472" calcext:value-type="float">
            <text:p>0,01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office:value-type="string" calcext:value-type="string">
            <text:p>WORD_dd_2sc,rule</text:p>
          </table:table-cell>
          <table:table-cell office:value-type="float" office:value="344627500" calcext:value-type="float">
            <text:p>344627500</text:p>
          </table:table-cell>
          <table:table-cell office:value-type="float" office:value="4.58451231543237" calcext:value-type="float">
            <text:p>4,58</text:p>
          </table:table-cell>
          <table:table-cell table:formula="of:=(1000000*[.D27])/[.C27]" office:value-type="float" office:value="0.013302804667162" calcext:value-type="float">
            <text:p>0,01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office:value-type="string" calcext:value-type="string">
            <text:p>year_Word_sc,rule</text:p>
          </table:table-cell>
          <table:table-cell office:value-type="float" office:value="256009000" calcext:value-type="float">
            <text:p>256009000</text:p>
          </table:table-cell>
          <table:table-cell office:value-type="float" office:value="4.58451231543237" calcext:value-type="float">
            <text:p>4,58</text:p>
          </table:table-cell>
          <table:table-cell table:formula="of:=(1000000*[.D28])/[.C28]" office:value-type="float" office:value="0.0179076216673335" calcext:value-type="float">
            <text:p>0,02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office:value-type="string" calcext:value-type="string">
            <text:p>year_word_sc,rule</text:p>
          </table:table-cell>
          <table:table-cell office:value-type="float" office:value="256009000" calcext:value-type="float">
            <text:p>256009000</text:p>
          </table:table-cell>
          <table:table-cell office:value-type="float" office:value="4.58451231543237" calcext:value-type="float">
            <text:p>4,58</text:p>
          </table:table-cell>
          <table:table-cell table:formula="of:=(1000000*[.D29])/[.C29]" office:value-type="float" office:value="0.0179076216673335" calcext:value-type="float">
            <text:p>0,02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office:value-type="string" calcext:value-type="string">
            <text:p>sc_dd_Word,rule</text:p>
          </table:table-cell>
          <table:table-cell office:value-type="float" office:value="246162500" calcext:value-type="float">
            <text:p>246162500</text:p>
          </table:table-cell>
          <table:table-cell office:value-type="float" office:value="4.58451231543237" calcext:value-type="float">
            <text:p>4,58</text:p>
          </table:table-cell>
          <table:table-cell table:formula="of:=(1000000*[.D30])/[.C30]" office:value-type="float" office:value="0.0186239265340268" calcext:value-type="float">
            <text:p>0,02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office:value-type="string" calcext:value-type="string">
            <text:p>year_Word,rule</text:p>
          </table:table-cell>
          <table:table-cell office:value-type="float" office:value="64002250" calcext:value-type="float">
            <text:p>64002250</text:p>
          </table:table-cell>
          <table:table-cell office:value-type="float" office:value="4.58451231543237" calcext:value-type="float">
            <text:p>4,58</text:p>
          </table:table-cell>
          <table:table-cell table:formula="of:=(1000000*[.D31])/[.C31]" office:value-type="float" office:value="0.0716304866693338" calcext:value-type="float">
            <text:p>0,07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office:value-type="string" calcext:value-type="string">
            <text:p>d_sc_word,rule</text:p>
          </table:table-cell>
          <table:table-cell office:value-type="float" office:value="24616250" calcext:value-type="float">
            <text:p>24616250</text:p>
          </table:table-cell>
          <table:table-cell office:value-type="float" office:value="4.58451231543237" calcext:value-type="float">
            <text:p>4,58</text:p>
          </table:table-cell>
          <table:table-cell table:style-name="ce2" table:formula="of:=(1000000*[.D32])/[.C32]" office:value-type="float" office:value="0.186239265340268" calcext:value-type="float">
            <text:p>0,19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office:value-type="string" calcext:value-type="string">
            <text:p>1-0_sc_word,rule</text:p>
          </table:table-cell>
          <table:table-cell office:value-type="float" office:value="20185325" calcext:value-type="float">
            <text:p>20185325</text:p>
          </table:table-cell>
          <table:table-cell office:value-type="float" office:value="4.58451231543237" calcext:value-type="float">
            <text:p>4,58</text:p>
          </table:table-cell>
          <table:table-cell table:style-name="ce2" table:formula="of:=(1000000*[.D33])/[.C33]" office:value-type="float" office:value="0.22712105529301" calcext:value-type="float">
            <text:p>0,23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office:value-type="string" calcext:value-type="string">
            <text:p>day_Word,rule</text:p>
          </table:table-cell>
          <table:table-cell office:value-type="float" office:value="15262075" calcext:value-type="float">
            <text:p>15262075</text:p>
          </table:table-cell>
          <table:table-cell office:value-type="float" office:value="4.58451231543237" calcext:value-type="float">
            <text:p>4,58</text:p>
          </table:table-cell>
          <table:table-cell table:style-name="ce2" table:formula="of:=(1000000*[.D34])/[.C34]" office:value-type="float" office:value="0.300385911839142" calcext:value-type="float">
            <text:p>0,3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office:value-type="string" calcext:value-type="string">
            <text:p>dddd_Word,rule</text:p>
          </table:table-cell>
          <table:table-cell office:value-type="float" office:value="4923250000" calcext:value-type="float">
            <text:p>4923250000</text:p>
          </table:table-cell>
          <table:table-cell office:value-type="float" office:value="4.42172312641851" calcext:value-type="float">
            <text:p>4,42</text:p>
          </table:table-cell>
          <table:table-cell table:formula="of:=(1000000*[.D35])/[.C35]" office:value-type="float" office:value="0.000898130935138071" calcext:value-type="float">
            <text:p>0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office:value-type="string" calcext:value-type="string">
            <text:p>WORD_ddd,rule</text:p>
          </table:table-cell>
          <table:table-cell office:value-type="float" office:value="492325000" calcext:value-type="float">
            <text:p>492325000</text:p>
          </table:table-cell>
          <table:table-cell office:value-type="float" office:value="4.42172312641851" calcext:value-type="float">
            <text:p>4,42</text:p>
          </table:table-cell>
          <table:table-cell table:formula="of:=(1000000*[.D36])/[.C36]" office:value-type="float" office:value="0.00898130935138071" calcext:value-type="float">
            <text:p>0,01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office:value-type="string" calcext:value-type="string">
            <text:p>word_ddd,rule</text:p>
          </table:table-cell>
          <table:table-cell office:value-type="float" office:value="492325000" calcext:value-type="float">
            <text:p>492325000</text:p>
          </table:table-cell>
          <table:table-cell office:value-type="float" office:value="4.42172312641851" calcext:value-type="float">
            <text:p>4,42</text:p>
          </table:table-cell>
          <table:table-cell table:formula="of:=(1000000*[.D37])/[.C37]" office:value-type="float" office:value="0.00898130935138071" calcext:value-type="float">
            <text:p>0,01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office:value-type="string" calcext:value-type="string">
            <text:p>Word_sc_dd,rule</text:p>
          </table:table-cell>
          <table:table-cell office:value-type="float" office:value="295395000" calcext:value-type="float">
            <text:p>295395000</text:p>
          </table:table-cell>
          <table:table-cell office:value-type="float" office:value="4.42172312641851" calcext:value-type="float">
            <text:p>4,42</text:p>
          </table:table-cell>
          <table:table-cell table:formula="of:=(1000000*[.D38])/[.C38]" office:value-type="float" office:value="0.0149688489189679" calcext:value-type="float">
            <text:p>0,01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office:value-type="string" calcext:value-type="string">
            <text:p>sc_Word_year_sc,rule</text:p>
          </table:table-cell>
          <table:table-cell office:value-type="float" office:value="256009000" calcext:value-type="float">
            <text:p>256009000</text:p>
          </table:table-cell>
          <table:table-cell office:value-type="float" office:value="4.42172312641851" calcext:value-type="float">
            <text:p>4,42</text:p>
          </table:table-cell>
          <table:table-cell table:formula="of:=(1000000*[.D39])/[.C39]" office:value-type="float" office:value="0.0172717487526552" calcext:value-type="float">
            <text:p>0,02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office:value-type="string" calcext:value-type="string">
            <text:p>d_Word,rule</text:p>
          </table:table-cell>
          <table:table-cell office:value-type="float" office:value="4923250" calcext:value-type="float">
            <text:p>4923250</text:p>
          </table:table-cell>
          <table:table-cell office:value-type="float" office:value="4.42172312641851" calcext:value-type="float">
            <text:p>4,42</text:p>
          </table:table-cell>
          <table:table-cell table:style-name="ce2" table:formula="of:=(1000000*[.D40])/[.C40]" office:value-type="float" office:value="0.898130935138071" calcext:value-type="float">
            <text:p>0,9</text:p>
          </table:table-cell>
        </table:table-row>
        <table:table-row table:style-name="ro1" table:number-rows-repeated="10">
          <table:table-cell table:number-columns-repeated="5"/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33970425" calcext:value-type="float">
            <text:p>33970425</text:p>
          </table:table-cell>
          <table:table-cell table:style-name="ce1" office:value-type="float" office:value="24.6509182840751" calcext:value-type="float">
            <text:p>24,65</text:p>
          </table:table-cell>
          <table:table-cell table:style-name="ce2" table:formula="of:=(1000000*[.D53])/[.C53]" office:value-type="float" office:value="0.725658224295843" calcext:value-type="float">
            <text:p>0,73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64002250" calcext:value-type="float">
            <text:p>64002250</text:p>
          </table:table-cell>
          <table:table-cell table:style-name="ce1" office:value-type="float" office:value="43.676721371318" calcext:value-type="float">
            <text:p>43,68</text:p>
          </table:table-cell>
          <table:table-cell table:style-name="ce2" table:formula="of:=(1000000*[.D54])/[.C54]" office:value-type="float" office:value="0.682424779930674" calcext:value-type="float">
            <text:p>0,68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table:style-name="ce1" office:value-type="string" calcext:value-type="string">
            <text:p>Word_dd,rule</text:p>
          </table:table-cell>
          <table:table-cell table:style-name="ce1" office:value-type="float" office:value="49232500" calcext:value-type="float">
            <text:p>49232500</text:p>
          </table:table-cell>
          <table:table-cell table:style-name="ce1" office:value-type="float" office:value="28.6644480848677" calcext:value-type="float">
            <text:p>28,66</text:p>
          </table:table-cell>
          <table:table-cell table:style-name="ce2" table:formula="of:=(1000000*[.D55])/[.C55]" office:value-type="float" office:value="0.582226132836393" calcext:value-type="float">
            <text:p>0,58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33970425" calcext:value-type="float">
            <text:p>33970425</text:p>
          </table:table-cell>
          <table:table-cell table:style-name="ce1" office:value-type="float" office:value="8.87640617463922" calcext:value-type="float">
            <text:p>8,88</text:p>
          </table:table-cell>
          <table:table-cell table:style-name="ce2" table:formula="of:=(1000000*[.D56])/[.C56]" office:value-type="float" office:value="0.261298060728979" calcext:value-type="float">
            <text:p>0,26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64002250" calcext:value-type="float">
            <text:p>64002250</text:p>
          </table:table-cell>
          <table:table-cell table:style-name="ce1" office:value-type="float" office:value="8.43610858202551" calcext:value-type="float">
            <text:p>8,44</text:p>
          </table:table-cell>
          <table:table-cell table:formula="of:=(1000000*[.D57])/[.C57]" office:value-type="float" office:value="0.131809562664211" calcext:value-type="float">
            <text:p>0,13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table:style-name="ce1" office:value-type="string" calcext:value-type="string">
            <text:p>Word_ddd,rule</text:p>
          </table:table-cell>
          <table:table-cell table:style-name="ce1" office:value-type="float" office:value="492325000" calcext:value-type="float">
            <text:p>492325000</text:p>
          </table:table-cell>
          <table:table-cell table:style-name="ce1" office:value-type="float" office:value="16.374260853776" calcext:value-type="float">
            <text:p>16,37</text:p>
          </table:table-cell>
          <table:table-cell table:formula="of:=(1000000*[.D58])/[.C58]" office:value-type="float" office:value="0.0332590480958229" calcext:value-type="float">
            <text:p>0,03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office:value-type="string" calcext:value-type="string">
            <text:p>1-0_Word,rule</text:p>
          </table:table-cell>
          <table:table-cell office:value-type="float" office:value="4923250" calcext:value-type="float">
            <text:p>4923250</text:p>
          </table:table-cell>
          <table:table-cell office:value-type="float" office:value="4.98226124301044" calcext:value-type="float">
            <text:p>4,98</text:p>
          </table:table-cell>
          <table:table-cell table:style-name="ce2" office:value-type="float" office:value="1.01198623734534" calcext:value-type="float">
            <text:p>1,01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office:value-type="string" calcext:value-type="string">
            <text:p>d_Word,rule</text:p>
          </table:table-cell>
          <table:table-cell office:value-type="float" office:value="4923250" calcext:value-type="float">
            <text:p>4923250</text:p>
          </table:table-cell>
          <table:table-cell office:value-type="float" office:value="4.42172312641851" calcext:value-type="float">
            <text:p>4,42</text:p>
          </table:table-cell>
          <table:table-cell table:style-name="ce2" office:value-type="float" office:value="0.898130935138071" calcext:value-type="float">
            <text:p>0,9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office:value-type="string" calcext:value-type="string">
            <text:p>sc_word_d,rule</text:p>
          </table:table-cell>
          <table:table-cell office:value-type="float" office:value="19693000" calcext:value-type="float">
            <text:p>19693000</text:p>
          </table:table-cell>
          <table:table-cell office:value-type="float" office:value="6.43850459745545" calcext:value-type="float">
            <text:p>6,44</text:p>
          </table:table-cell>
          <table:table-cell table:style-name="ce2" office:value-type="float" office:value="0.326943817470952" calcext:value-type="float">
            <text:p>0,33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office:value-type="string" calcext:value-type="string">
            <text:p>day_Word,rule</text:p>
          </table:table-cell>
          <table:table-cell office:value-type="float" office:value="15262075" calcext:value-type="float">
            <text:p>15262075</text:p>
          </table:table-cell>
          <table:table-cell office:value-type="float" office:value="4.58451231543237" calcext:value-type="float">
            <text:p>4,58</text:p>
          </table:table-cell>
          <table:table-cell table:style-name="ce2" office:value-type="float" office:value="0.300385911839142" calcext:value-type="float">
            <text:p>0,3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office:value-type="string" calcext:value-type="string">
            <text:p>1-0_sc_word,rule</text:p>
          </table:table-cell>
          <table:table-cell office:value-type="float" office:value="20185325" calcext:value-type="float">
            <text:p>20185325</text:p>
          </table:table-cell>
          <table:table-cell office:value-type="float" office:value="4.58451231543237" calcext:value-type="float">
            <text:p>4,58</text:p>
          </table:table-cell>
          <table:table-cell table:style-name="ce2" office:value-type="float" office:value="0.22712105529301" calcext:value-type="float">
            <text:p>0,23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office:value-type="string" calcext:value-type="string">
            <text:p>d_sc_word,rule</text:p>
          </table:table-cell>
          <table:table-cell office:value-type="float" office:value="24616250" calcext:value-type="float">
            <text:p>24616250</text:p>
          </table:table-cell>
          <table:table-cell office:value-type="float" office:value="4.58451231543237" calcext:value-type="float">
            <text:p>4,58</text:p>
          </table:table-cell>
          <table:table-cell table:style-name="ce2" office:value-type="float" office:value="0.186239265340268" calcext:value-type="float">
            <text:p>0,1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59:Sheet1.E64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4">00.00.0000</text:date>, <text:time style:data-style-name="N2" text:time-value="10:41:34.1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52S</meta:editing-duration>
    <meta:editing-cycles>4</meta:editing-cycles>
    <meta:generator>LibreOffice/5.2.0.4$Windows_x86 LibreOffice_project/066b007f5ebcc236395c7d282ba488bca6720265</meta:generator>
    <dc:date>2016-08-14T10:46:12.292000000</dc:date>
    <meta:document-statistic meta:table-count="3" meta:cell-count="266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371cm" svg:height="17.107cm" xlink:href=".." xlink:type="simple" chart:class="chart:scatter" chart:style-name="ch1">
        <chart:plot-area chart:style-name="ch2" table:cell-range-address="Sheet1.C2:Sheet1.D40" svg:x="0.507cm" svg:y="0.342cm" svg:width="24.357cm" svg:height="16.423cm">
          <chartooo:coordinate-region svg:x="1.128cm" svg:y="0.541cm" svg:width="22.808cm" svg:height="15.57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2:Sheet1.D40" chart:class="chart:scatter">
            <chart:domain table:cell-range-address="Sheet1.C2:Sheet1.C40"/>
            <chart:mean-value chart:style-name="ch6"/>
            <chart:regression-curve chart:style-name="ch7"/>
            <chart:data-point chart:repeated="6"/>
            <chart:data-point chart:style-name="ch8"/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002250">
                <text:p>64002250</text:p>
                <draw:g>
                  <svg:desc>Sheet1.C2:Sheet1.C40</svg:desc>
                </draw:g>
              </table:table-cell>
              <table:table-cell office:value-type="float" office:value="43.676721371318">
                <text:p>43.676721371318</text:p>
                <draw:g>
                  <svg:desc>Sheet1.D2:Sheet1.D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232500">
                <text:p>49232500</text:p>
              </table:table-cell>
              <table:table-cell office:value-type="float" office:value="28.6644480848677">
                <text:p>28.66444808486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970425">
                <text:p>33970425</text:p>
              </table:table-cell>
              <table:table-cell office:value-type="float" office:value="24.6509182840751">
                <text:p>24.65091828407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2325000">
                <text:p>492325000</text:p>
              </table:table-cell>
              <table:table-cell office:value-type="float" office:value="16.374260853776">
                <text:p>16.3742608537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970425">
                <text:p>33970425</text:p>
              </table:table-cell>
              <table:table-cell office:value-type="float" office:value="8.87640617463922">
                <text:p>8.876406174639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232500">
                <text:p>49232500</text:p>
              </table:table-cell>
              <table:table-cell office:value-type="float" office:value="8.59889777103937">
                <text:p>8.598897771039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02250">
                <text:p>64002250</text:p>
              </table:table-cell>
              <table:table-cell office:value-type="float" office:value="8.43610858202551">
                <text:p>8.436108582025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23250000">
                <text:p>4923250000</text:p>
              </table:table-cell>
              <table:table-cell office:value-type="float" office:value="8.08090831948308">
                <text:p>8.080908319483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0514825">
                <text:p>640514825</text:p>
              </table:table-cell>
              <table:table-cell office:value-type="float" office:value="8.08090831948308">
                <text:p>8.080908319483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5791850">
                <text:p>205791850</text:p>
              </table:table-cell>
              <table:table-cell office:value-type="float" office:value="7.31503234884166">
                <text:p>7.31503234884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46767325">
                <text:p>3446767325</text:p>
              </table:table-cell>
              <table:table-cell office:value-type="float" office:value="6.75449423224973">
                <text:p>6.754494232249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5119825">
                <text:p>345119825</text:p>
              </table:table-cell>
              <table:table-cell office:value-type="float" office:value="6.75449423224973">
                <text:p>6.754494232249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5395000">
                <text:p>295395000</text:p>
              </table:table-cell>
              <table:table-cell office:value-type="float" office:value="6.75449423224973">
                <text:p>6.754494232249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693000">
                <text:p>19693000</text:p>
              </table:table-cell>
              <table:table-cell office:value-type="float" office:value="6.43850459745545">
                <text:p>6.438504597455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23250000">
                <text:p>4923250000</text:p>
              </table:table-cell>
              <table:table-cell office:value-type="float" office:value="6.07371559167958">
                <text:p>6.073715591679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514825">
                <text:p>640514825</text:p>
              </table:table-cell>
              <table:table-cell office:value-type="float" office:value="6.07371559167958">
                <text:p>6.073715591679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232500">
                <text:p>49232500</text:p>
              </table:table-cell>
              <table:table-cell office:value-type="float" office:value="6.07371559167958">
                <text:p>6.073715591679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5791850">
                <text:p>205791850</text:p>
              </table:table-cell>
              <table:table-cell office:value-type="float" office:value="5.70558854861622">
                <text:p>5.705588548616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6009000">
                <text:p>256009000</text:p>
              </table:table-cell>
              <table:table-cell office:value-type="float" office:value="5.35038828607379">
                <text:p>5.350388286073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46767325">
                <text:p>3446767325</text:p>
              </table:table-cell>
              <table:table-cell office:value-type="float" office:value="5.30783962103815">
                <text:p>5.307839621038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6808325">
                <text:p>236808325</text:p>
              </table:table-cell>
              <table:table-cell office:value-type="float" office:value="5.30783962103815">
                <text:p>5.307839621038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6808325">
                <text:p>236808325</text:p>
              </table:table-cell>
              <table:table-cell office:value-type="float" office:value="5.1450504320243">
                <text:p>5.14505043202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23250">
                <text:p>4923250</text:p>
              </table:table-cell>
              <table:table-cell office:value-type="float" office:value="4.98226124301044">
                <text:p>4.982261243010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1797150">
                <text:p>123179715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5119825">
                <text:p>345119825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4627500">
                <text:p>34462750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6009000">
                <text:p>25600900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6009000">
                <text:p>25600900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6162500">
                <text:p>24616250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4002250">
                <text:p>6400225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616250">
                <text:p>2461625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185325">
                <text:p>20185325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262075">
                <text:p>15262075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23250000">
                <text:p>4923250000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2325000">
                <text:p>492325000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2325000">
                <text:p>492325000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5395000">
                <text:p>295395000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6009000">
                <text:p>256009000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23250">
                <text:p>4923250</text:p>
              </table:table-cell>
              <table:table-cell office:value-type="float" office:value="4.42172312641851">
                <text:p>4.421723126418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168cm" svg:height="17.213cm" xlink:href=".." xlink:type="simple" chart:class="chart:scatter" chart:style-name="ch1">
        <chart:plot-area chart:style-name="ch2" table:cell-range-address="Sheet1.C2:Sheet1.C40 Sheet1.E2:Sheet1.E40" svg:x="0.463cm" svg:y="0.344cm" svg:width="22.242cm" svg:height="16.525cm">
          <chartooo:coordinate-region svg:x="1.19cm" svg:y="0.544cm" svg:width="20.587cm" svg:height="15.67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2:Sheet1.E40" chart:class="chart:scatter">
            <chart:domain table:cell-range-address="Sheet1.C2:Sheet1.C40"/>
            <chart:mean-value chart:style-name="ch6"/>
            <chart:regression-curve chart:style-name="ch7"/>
            <chart:data-point chart:repeated="10"/>
            <chart:data-point chart:style-name="ch8"/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002250">
                <text:p>64002250</text:p>
                <draw:g>
                  <svg:desc>Sheet1.C2:Sheet1.C40</svg:desc>
                </draw:g>
              </table:table-cell>
              <table:table-cell office:value-type="float" office:value="0.682424779930674">
                <text:p>0.682424779930674</text:p>
                <draw:g>
                  <svg:desc>Sheet1.E2:Sheet1.E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232500">
                <text:p>49232500</text:p>
              </table:table-cell>
              <table:table-cell office:value-type="float" office:value="0.582226132836393">
                <text:p>0.5822261328363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970425">
                <text:p>33970425</text:p>
              </table:table-cell>
              <table:table-cell office:value-type="float" office:value="0.725658224295843">
                <text:p>0.7256582242958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2325000">
                <text:p>492325000</text:p>
              </table:table-cell>
              <table:table-cell office:value-type="float" office:value="0.0332590480958229">
                <text:p>0.03325904809582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970425">
                <text:p>33970425</text:p>
              </table:table-cell>
              <table:table-cell office:value-type="float" office:value="0.261298060728979">
                <text:p>0.2612980607289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232500">
                <text:p>49232500</text:p>
              </table:table-cell>
              <table:table-cell office:value-type="float" office:value="0.174658970619801">
                <text:p>0.1746589706198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02250">
                <text:p>64002250</text:p>
              </table:table-cell>
              <table:table-cell office:value-type="float" office:value="0.131809562664211">
                <text:p>0.1318095626642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23250000">
                <text:p>4923250000</text:p>
              </table:table-cell>
              <table:table-cell office:value-type="float" office:value="0.00164137679774196">
                <text:p>0.00164137679774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0514825">
                <text:p>640514825</text:p>
              </table:table-cell>
              <table:table-cell office:value-type="float" office:value="0.0126162705437506">
                <text:p>0.01261627054375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5791850">
                <text:p>205791850</text:p>
              </table:table-cell>
              <table:table-cell office:value-type="float" office:value="0.0355457825411534">
                <text:p>0.03554578254115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46767325">
                <text:p>3446767325</text:p>
              </table:table-cell>
              <table:table-cell office:value-type="float" office:value="0.00195966063135687">
                <text:p>0.001959660631356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5119825">
                <text:p>345119825</text:p>
              </table:table-cell>
              <table:table-cell office:value-type="float" office:value="0.0195714466193002">
                <text:p>0.0195714466193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5395000">
                <text:p>295395000</text:p>
              </table:table-cell>
              <table:table-cell office:value-type="float" office:value="0.0228659734668824">
                <text:p>0.02286597346688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693000">
                <text:p>19693000</text:p>
              </table:table-cell>
              <table:table-cell office:value-type="float" office:value="0.326943817470952">
                <text:p>0.3269438174709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23250000">
                <text:p>4923250000</text:p>
              </table:table-cell>
              <table:table-cell office:value-type="float" office:value="0.00123368010799362">
                <text:p>0.001233680107993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514825">
                <text:p>640514825</text:p>
              </table:table-cell>
              <table:table-cell office:value-type="float" office:value="0.00948255271324841">
                <text:p>0.009482552713248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232500">
                <text:p>49232500</text:p>
              </table:table-cell>
              <table:table-cell office:value-type="float" office:value="0.123368010799362">
                <text:p>0.1233680107993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5791850">
                <text:p>205791850</text:p>
              </table:table-cell>
              <table:table-cell office:value-type="float" office:value="0.0277250461989443">
                <text:p>0.02772504619894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6009000">
                <text:p>256009000</text:p>
              </table:table-cell>
              <table:table-cell office:value-type="float" office:value="0.02089921950429">
                <text:p>0.020899219504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46767325">
                <text:p>3446767325</text:p>
              </table:table-cell>
              <table:table-cell office:value-type="float" office:value="0.00153994717964844">
                <text:p>0.001539947179648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6808325">
                <text:p>236808325</text:p>
              </table:table-cell>
              <table:table-cell office:value-type="float" office:value="0.0224140752696855">
                <text:p>0.02241407526968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6808325">
                <text:p>236808325</text:p>
              </table:table-cell>
              <table:table-cell office:value-type="float" office:value="0.021726645091655">
                <text:p>0.0217266450916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23250">
                <text:p>4923250</text:p>
              </table:table-cell>
              <table:table-cell office:value-type="float" office:value="1.01198623734534">
                <text:p>1.011986237345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1797150">
                <text:p>1231797150</text:p>
              </table:table-cell>
              <table:table-cell office:value-type="float" office:value="0.00372180786051694">
                <text:p>0.003721807860516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5119825">
                <text:p>345119825</text:p>
              </table:table-cell>
              <table:table-cell office:value-type="float" office:value="0.0132838277703472">
                <text:p>0.01328382777034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4627500">
                <text:p>344627500</text:p>
              </table:table-cell>
              <table:table-cell office:value-type="float" office:value="0.013302804667162">
                <text:p>0.0133028046671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6009000">
                <text:p>256009000</text:p>
              </table:table-cell>
              <table:table-cell office:value-type="float" office:value="0.0179076216673335">
                <text:p>0.01790762166733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6009000">
                <text:p>256009000</text:p>
              </table:table-cell>
              <table:table-cell office:value-type="float" office:value="0.0179076216673335">
                <text:p>0.01790762166733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6162500">
                <text:p>246162500</text:p>
              </table:table-cell>
              <table:table-cell office:value-type="float" office:value="0.0186239265340268">
                <text:p>0.01862392653402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4002250">
                <text:p>64002250</text:p>
              </table:table-cell>
              <table:table-cell office:value-type="float" office:value="0.0716304866693338">
                <text:p>0.07163048666933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616250">
                <text:p>24616250</text:p>
              </table:table-cell>
              <table:table-cell office:value-type="float" office:value="0.186239265340268">
                <text:p>0.1862392653402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185325">
                <text:p>20185325</text:p>
              </table:table-cell>
              <table:table-cell office:value-type="float" office:value="0.22712105529301">
                <text:p>0.227121055293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262075">
                <text:p>15262075</text:p>
              </table:table-cell>
              <table:table-cell office:value-type="float" office:value="0.300385911839142">
                <text:p>0.3003859118391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23250000">
                <text:p>4923250000</text:p>
              </table:table-cell>
              <table:table-cell office:value-type="float" office:value="0.000898130935138071">
                <text:p>0.0008981309351380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2325000">
                <text:p>492325000</text:p>
              </table:table-cell>
              <table:table-cell office:value-type="float" office:value="0.00898130935138071">
                <text:p>0.008981309351380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2325000">
                <text:p>492325000</text:p>
              </table:table-cell>
              <table:table-cell office:value-type="float" office:value="0.00898130935138071">
                <text:p>0.008981309351380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5395000">
                <text:p>295395000</text:p>
              </table:table-cell>
              <table:table-cell office:value-type="float" office:value="0.0149688489189679">
                <text:p>0.01496884891896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6009000">
                <text:p>256009000</text:p>
              </table:table-cell>
              <table:table-cell office:value-type="float" office:value="0.0172717487526552">
                <text:p>0.01727174875265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23250">
                <text:p>4923250</text:p>
              </table:table-cell>
              <table:table-cell office:value-type="float" office:value="0.898130935138071">
                <text:p>0.8981309351380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